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njaliOldLipi" svg:font-family="AnjaliOldLipi" style:font-pitch="variable"/>
    <style:font-face style:name="Arial" svg:font-family="Arial" style:font-family-generic="roman" style:font-pitch="variable"/>
    <style:font-face style:name="Arimo" svg:font-family="Arimo" style:font-family-generic="swiss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SemiCondensed" svg:font-family="'Noto Serif SemiCondensed'" style:font-family-generic="roman" style:font-pitch="variable"/>
    <style:font-face style:name="Tahoma" svg:font-family="Tahoma" style:font-family-generic="system" style:font-pitch="variable"/>
    <style:font-face style:name="TeX Gyre Chorus" svg:font-family="'TeX Gyre Chorus'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opacity="100%" draw:opacity-name="" draw:textarea-horizontal-align="justify" draw:textarea-vertical-align="middle" draw:auto-grow-height="false" fo:min-height="0cm" fo:min-width="3.331cm"/>
    </style:style>
    <style:style style:name="gr2" style:family="graphic" style:parent-style-name="objectwithoutfill">
      <style:graphic-properties draw:stroke="dash" draw:stroke-dash="Long_20_Dash" svg:stroke-width="0.018cm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dash" draw:stroke-dash="Dot" svg:stroke-width="0.018cm" svg:stroke-color="#111111" draw:marker-start-width="0.227cm" draw:marker-end-width="0.227cm" svg:stroke-linecap="butt" draw:fill="none" draw:textarea-horizontal-align="justify" draw:textarea-vertical-align="middle" draw:auto-grow-height="false" fo:min-height="0cm" fo:min-width="2.192cm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Dot" svg:stroke-width="0.018cm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gradient" draw:fill-gradient-name="Gradient_20_80" draw:opacity="100%" draw:opacity-name="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dash" draw:stroke-dash="Long_20_Dot" svg:stroke-color="#333333" draw:marker-end="線の終点_20_1" svg:stroke-linecap="butt" draw:textarea-vertical-align="middle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0.781cm"/>
      <style:paragraph-properties style:writing-mode="lr-tb"/>
    </style:style>
    <style:style style:name="P1" style:family="paragraph">
      <loext:graphic-properties draw:fill="solid" draw:fill-color="#333333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gradient-name="Gradient_20_80"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style:font-name="TeX Gyre Chorus" fo:font-style="italic" style:font-style-asian="italic" style:font-style-complex="italic"/>
    </style:style>
    <style:style style:name="P7" style:family="paragraph">
      <loext:graphic-properties draw:fill="none" draw:fill-color="#ffffff"/>
      <style:text-properties style:font-name="TeX Gyre Chorus" fo:font-style="italic" style:font-style-asian="italic" style:font-style-complex="italic"/>
    </style:style>
    <style:style style:name="P8" style:family="paragraph">
      <style:text-properties style:font-name="Accanthis ADF Std"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Accanthis ADF Std" fo:font-style="italic" style:font-style-asian="italic" style:font-style-complex="italic"/>
    </style:style>
    <style:style style:name="T1" style:family="text">
      <style:text-properties style:font-name="TeX Gyre Chorus" fo:font-style="italic" style:font-style-asian="italic" style:font-style-complex="italic"/>
    </style:style>
    <style:style style:name="T2" style:family="text">
      <style:text-properties style:font-name="Accanthis ADF Std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1" draw:layer="layout" svg:width="3.83cm" svg:height="0.207cm" svg:x="1.064cm" svg:y="0.061cm">
            <text:p/>
            <draw:enhanced-geometry svg:viewBox="0 0 88 21600" draw:glue-points="44 ?f6 44 0 0 10800 44 21600 88 10800" draw:text-areas="0 ?f6 88 ?f3" draw:mirror-horizontal="false" draw:mirror-vertical="true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" draw:text-style-name="P2" draw:layer="layout" svg:x1="2.979cm" svg:y1="0.205cm" svg:x2="2.978cm" svg:y2="4.19cm">
            <text:p/>
          </draw:line>
          <draw:custom-shape draw:style-name="gr3" draw:text-style-name="P2" draw:layer="layout" svg:width="3.83cm" svg:height="0.31cm" svg:x="1.064cm" svg:y="4.03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4" draw:text-style-name="P2" draw:layer="layout" svg:x1="1.064cm" svg:y1="4.201cm" svg:x2="2.978cm" svg:y2="0.205cm">
            <text:p/>
          </draw:line>
          <draw:line draw:style-name="gr4" draw:text-style-name="P2" draw:layer="layout" svg:x1="2.978cm" svg:y1="0.205cm" svg:x2="4.894cm" svg:y2="4.173cm">
            <text:p/>
          </draw:line>
          <draw:line draw:style-name="gr5" draw:text-style-name="P2" draw:layer="layout" svg:x1="1.069cm" svg:y1="4.185cm" svg:x2="2.984cm" svg:y2="4.185cm">
            <text:p/>
          </draw:line>
          <draw:custom-shape draw:style-name="gr6" draw:text-style-name="P3" draw:layer="layout" svg:width="0.31cm" svg:height="0.31cm" svg:x="4.004cm" svg:y="3.8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2" draw:layer="layout" svg:x1="2.979cm" svg:y1="0.205cm" svg:x2="4.132cm" svg:y2="3.927cm">
            <text:p/>
          </draw:line>
          <draw:ellipse draw:style-name="gr8" draw:text-style-name="P4" draw:layer="layout" svg:width="4.216cm" svg:height="0.414cm" svg:x="0.857cm" svg:y="3.983cm" draw:kind="arc" draw:start-angle="64.03" draw:end-angle="243.9">
            <text:p/>
          </draw:ellipse>
          <draw:ellipse draw:style-name="gr8" draw:text-style-name="P4" draw:layer="layout" svg:width="4.216cm" svg:height="0.414cm" svg:x="0.858cm" svg:y="3.986cm" draw:kind="arc" draw:start-angle="247.09" draw:end-angle="46">
            <text:p/>
          </draw:ellipse>
          <draw:ellipse draw:style-name="gr9" draw:text-style-name="P5" draw:layer="layout" svg:width="0.453cm" svg:height="0.378cm" svg:x="2.64cm" svg:y="0.448cm" draw:kind="arc" draw:start-angle="229.91" draw:end-angle="300.48">
            <text:p/>
          </draw:ellipse>
          <draw:frame draw:style-name="gr10" draw:text-style-name="P7" draw:layer="layout" svg:width="0.828cm" svg:height="1.123cm" svg:x="2.306cm" svg:y="0.619cm">
            <draw:text-box>
              <text:p text:style-name="P6"><text:span text:style-name="T1">θ</text:span></text:p>
            </draw:text-box>
          </draw:frame>
          <draw:ellipse draw:style-name="gr11" draw:text-style-name="P4" draw:layer="layout" svg:width="4.365cm" svg:height="0.831cm" draw:transform="rotate (1.12224670903235) translate (0.708cm 3.992cm)" draw:kind="arc" draw:start-angle="6.07" draw:end-angle="170.86">
            <text:p/>
          </draw:ellipse>
          <draw:frame draw:style-name="gr12" draw:text-style-name="P9" draw:layer="layout" svg:width="0.828cm" svg:height="1.031cm" svg:x="1.064cm" svg:y="1.451cm">
            <draw:text-box>
              <text:p text:style-name="P8"><text:span text:style-name="T2">l</text:span></text:p>
            </draw:text-box>
          </draw:frame>
          <draw:frame draw:style-name="gr12" draw:text-style-name="P9" draw:layer="layout" svg:width="0.828cm" svg:height="1.031cm" svg:x="3.134cm" svg:y="3.107cm">
            <draw:text-box>
              <text:p text:style-name="P8"><text:span text:style-name="T2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njaliOldLipi" svg:font-family="AnjaliOldLipi" style:font-pitch="variable"/>
    <style:font-face style:name="Arial" svg:font-family="Arial" style:font-family-generic="roman" style:font-pitch="variable"/>
    <style:font-face style:name="Arimo" svg:font-family="Arimo" style:font-family-generic="swiss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SemiCondensed" svg:font-family="'Noto Serif SemiCondensed'" style:font-family-generic="roman" style:font-pitch="variable"/>
    <style:font-face style:name="Tahoma" svg:font-family="Tahoma" style:font-family-generic="system" style:font-pitch="variable"/>
    <style:font-face style:name="TeX Gyre Chorus" svg:font-family="'TeX Gyre Chorus'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80" draw:display-name="Gradient 80" draw:style="ellipsoid" draw:cx="50%" draw:cy="50%" draw:start-color="#000000" draw:end-color="#ffffff" draw:start-intensity="100%" draw:end-intensity="100%" draw:angle="57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Transparency_20_1" draw:display-name="Transparency 1" draw:style="linear" draw:start="95%" draw:end="0%" draw:angle="0deg" draw:border="5%"/>
    <draw:opacity draw:name="Transparency_20_3" draw:display-name="Transparency 3" draw:style="radial" draw:cx="50%" draw:cy="50%" draw:start="85%" draw:end="0%" draw:border="0%"/>
    <draw:opacity draw:name="Transparency_20_4" draw:display-name="Transparency 4" draw:style="square" draw:cx="50%" draw:cy="50%" draw:start="100%" draw:end="0%" draw:angle="0deg" draw:border="0%"/>
    <draw:opacity draw:name="Transparency_20_5" draw:display-name="Transparency 5" draw:style="rectangular" draw:cx="50%" draw:cy="50%" draw:start="100%" draw:end="0%" draw:angle="0deg" draw:border="0%"/>
    <draw:marker draw:name="Arrow" svg:viewBox="0 0 20 30" svg:d="M10 0l-10 30h20z"/>
    <draw:marker draw:name="線の終点_20_1" draw:display-name="線の終点 1" svg:viewBox="0 826 1131 754" svg:d="M566 826l-566 754 114-85 136-68 148-46 161-17 161 13 153 46 140 68 118 89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4T02:12:31.994735438</dc:date>
    <meta:editing-duration>PT2H50M56S</meta:editing-duration>
    <meta:editing-cycles>99</meta:editing-cycles>
    <meta:generator>LibreOffice/7.3.5.2$Linux_X86_64 LibreOffice_project/30$Build-2</meta:generator>
    <meta:document-statistic meta:object-count="16"/>
  </office:meta>
</office:document-meta>
</file>